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765" officeooo:paragraph-rsid="0009a765"/>
    </style:style>
    <style:style style:name="P2" style:family="paragraph" style:parent-style-name="Standard">
      <style:text-properties officeooo:rsid="000be240" officeooo:paragraph-rsid="000cd842"/>
    </style:style>
    <style:style style:name="P3" style:family="paragraph" style:parent-style-name="Standard">
      <style:text-properties officeooo:rsid="00338f43" officeooo:paragraph-rsid="0017b664"/>
    </style:style>
    <style:style style:name="P4" style:family="paragraph" style:parent-style-name="Standard">
      <style:text-properties officeooo:rsid="001bbb0d" officeooo:paragraph-rsid="001bbb0d"/>
    </style:style>
    <style:style style:name="P5" style:family="paragraph" style:parent-style-name="Standard">
      <style:text-properties officeooo:rsid="001c3a65" officeooo:paragraph-rsid="001c3a65"/>
    </style:style>
    <style:style style:name="P6" style:family="paragraph" style:parent-style-name="Standard">
      <style:text-properties officeooo:rsid="00485af3" officeooo:paragraph-rsid="0009a765"/>
    </style:style>
    <style:style style:name="P7" style:family="paragraph" style:parent-style-name="Standard">
      <style:text-properties officeooo:rsid="00286098" officeooo:paragraph-rsid="00286098"/>
    </style:style>
    <style:style style:name="P8" style:family="paragraph" style:parent-style-name="Standard">
      <style:text-properties officeooo:rsid="0026d5b9" officeooo:paragraph-rsid="002fd9c2"/>
    </style:style>
    <style:style style:name="P9" style:family="paragraph" style:parent-style-name="Standard">
      <style:text-properties officeooo:rsid="001c6312" officeooo:paragraph-rsid="0033575a"/>
    </style:style>
    <style:style style:name="P10" style:family="paragraph" style:parent-style-name="Standard">
      <style:text-properties officeooo:rsid="0034518e" officeooo:paragraph-rsid="0034518e"/>
    </style:style>
    <style:style style:name="P11" style:family="paragraph" style:parent-style-name="Standard">
      <style:text-properties officeooo:rsid="003aec79" officeooo:paragraph-rsid="00372f5e"/>
    </style:style>
    <style:style style:name="P12" style:family="paragraph" style:parent-style-name="Standard">
      <style:text-properties officeooo:rsid="003c63c9" officeooo:paragraph-rsid="00372f5e"/>
    </style:style>
    <style:style style:name="P13" style:family="paragraph" style:parent-style-name="Standard">
      <style:text-properties officeooo:rsid="00383b04" officeooo:paragraph-rsid="00383b04"/>
    </style:style>
    <style:style style:name="T1" style:family="text">
      <style:text-properties officeooo:rsid="001fc696"/>
    </style:style>
    <style:style style:name="T2" style:family="text">
      <style:text-properties officeooo:rsid="0047d802"/>
    </style:style>
    <style:style style:name="T3" style:family="text">
      <style:text-properties officeooo:rsid="003c63c9"/>
    </style:style>
    <style:style style:name="T4" style:family="text">
      <style:text-properties officeooo:rsid="000e24bb"/>
    </style:style>
    <style:style style:name="T5" style:family="text">
      <style:text-properties officeooo:rsid="000fc75d"/>
    </style:style>
    <style:style style:name="T6" style:family="text">
      <style:text-properties officeooo:rsid="0017b664"/>
    </style:style>
    <style:style style:name="T7" style:family="text">
      <style:text-properties officeooo:rsid="001a598c"/>
    </style:style>
    <style:style style:name="T8" style:family="text">
      <style:text-properties officeooo:rsid="001dfacd"/>
    </style:style>
    <style:style style:name="T9" style:family="text">
      <style:text-properties officeooo:rsid="001ef07c"/>
    </style:style>
    <style:style style:name="T10" style:family="text">
      <style:text-properties officeooo:rsid="00216247"/>
    </style:style>
    <style:style style:name="T11" style:family="text">
      <style:text-properties officeooo:rsid="00231e70"/>
    </style:style>
    <style:style style:name="T12" style:family="text">
      <style:text-properties officeooo:rsid="0024f918"/>
    </style:style>
    <style:style style:name="T13" style:family="text">
      <style:text-properties officeooo:rsid="002bd025"/>
    </style:style>
    <style:style style:name="T14" style:family="text">
      <style:text-properties officeooo:rsid="002fd9c2"/>
    </style:style>
    <style:style style:name="T15" style:family="text">
      <style:text-properties officeooo:rsid="0035effc"/>
    </style:style>
    <style:style style:name="T16" style:family="text">
      <style:text-properties officeooo:rsid="00372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
      <text:p text:style-name="P1"/>
      <text:p text:style-name="P5">Introduction</text:p>
      <text:p text:style-name="P2"><text:span text:style-name="T13">I</text:span>n recent years the popularity of smart <text:span text:style-name="T12">devices </text:span>has increased <text:span text:style-name="T11">significantly[googletrends]. T</text:span>he number of products available <text:span text:style-name="T5">geared toward </text:span>the general consumer <text:span text:style-name="T4">and not hobbyist</text:span> has also increased, <text:span text:style-name="T12">as is shown by the trade shows like CES[cnet]</text:span>. Companies like Philips and Belkin have <text:span text:style-name="T5">launched </text:span>product lines <text:span text:style-name="T9">aimed towards to that market segment. These devices take advantage of wireless connections to control and monitor the environment they are in. That has opened the possibility of seamlessly integrating those devices into everyday life, making spaces more comfortable, and enabling more ways to interact.</text:span></text:p>
      <text:p text:style-name="P4"/>
      <text:p text:style-name="P5">Problem</text:p>
      <text:p text:style-name="P9">According to the statistics gather by the German police, <text:span text:style-name="T1">2014 had the highest number of break-ins in 16 years. In comparison with the previous year there was a 2% increase on break-in cases[breakins]. Those high numbers impact the people's perception of how secure they feel on their own homes.</text:span></text:p>
      <text:p text:style-name="P9"><text:span text:style-name="T1">The most well-known method to secure a household is to hire a security company to provide, install, and also monitor a security system. When a sensor of the security system is triggered, the security company is notified, and can alert both the authorities and the user. </text:span></text:p>
      <text:p text:style-name="P10">There are some drawbacks with this approach. The installation of the system is an extra cost, because it <text:s/><text:span text:style-name="T1">involves breaking the walls to hide cables, and panels that are used to control the system. </text:span>Monitoring the household, besides being an added monthly cost, is preformed by an individual on the security company, which may raise privacy concerns on the users. <text:span text:style-name="T1">When the system is triggered, the security company calls the user and asks if everything is well, depending on the answer the security company contacts the local authorities. Triggering of the system is also know to be caused by pets or by persons that are trusted by the user to access the home, but if the user is unable to answer the phone, the authorities will be called, wasting city's resources.</text:span></text:p>
      <text:p text:style-name="P3">One way to tackle some of the existing <text:span text:style-name="T15">drawbacks </text:span>of current security systems, is to take advantage of the increasing ubiquity of smart sensors <text:span text:style-name="T6">present in smart spaces</text:span>, and build a system that can analyze the behavior of the user<text:span text:style-name="T6">s of that system</text:span>, <text:span text:style-name="T6">and differentiate</text:span> <text:span text:style-name="T15">it </text:span>from <text:span text:style-name="T15">unknown behavior.</text:span></text:p>
      <text:p text:style-name="P5"/>
      <text:p text:style-name="P5">Proposed Solution</text:p>
      <text:p text:style-name="P11"><text:span text:style-name="T2">T</text:span>here are <text:span text:style-name="T7">already </text:span>systems <text:span text:style-name="T7">in other domains </text:span>whose purpose is to <text:span text:style-name="T3">filter out and </text:span>identify abnormal <text:span text:style-name="T16">behavior</text:span>. <text:span text:style-name="T3">Such is the case of networking security and intrusion detection. In this domain, the systems that secure the networks from attacks, need to be able to differentiate trusted or authorized users from unauthorized ones, and send notifications to the proper people, so that behavior can be further analyzed, and take action accordingly.</text:span></text:p>
      <text:p text:style-name="P12"><text:span text:style-name="T16">The </text:span>techniques <text:span text:style-name="T16">employed in this field use</text:span> machine learning algorithms, which may be adapted <text:span text:style-name="T16">and be used on the context of smart environments. Those techniques may </text:span>differentiate between the <text:span text:style-name="T16">behavior </text:span>from a user accessing a household, and the <text:span text:style-name="T16">behavior </text:span>from <text:span text:style-name="T16">someone trying to break into the home</text:span>. Furthermore, <text:span text:style-name="T16">using the capabilities of machine learning algorithms it is possible to train the system </text:span>to differentiate <text:span text:style-name="T16">the behavior </text:span>from authorized users, and unauthorized ones, <text:span text:style-name="T16">reducing over time the need for the user to interact with the system</text:span>. <text:span text:style-name="T8">Exploring the different techniques used on the </text:span>networking security and intrusion detection <text:span text:style-name="T8">domain may provide a foundation for intrusion detection on smart environments.</text:span></text:p>
      <text:p text:style-name="P12"/>
      <text:p text:style-name="P6"/>
      <text:p text:style-name="P6"/>
      <text:p text:style-name="P7"><text:span text:style-name="T14">[googletrends]</text:span>Google trends: Smart Home - https://www.google.com/trends/explore#q=smart<text:soft-page-break/>%20home</text:p>
      <text:p text:style-name="P8"><text:span text:style-name="T14">[ces]</text:span>A washer in your washer and smart-home sprawl at CES 2015 - http://www.cnet.com/news/a-washer-in-your-washer-and-smart-home-sprawl-at-ces-2015/<text:span text:style-name="T14">]<text:line-break/>[breakins] http://www.zeit.de/gesellschaft/zeitgeschehen/2015-04/kriminalitaet-wohnungseinbrueche-deutschl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5:34:51.863236790</meta:creation-date>
    <dc:date>2015-04-24T14:27:27.641000000</dc:date>
    <meta:editing-duration>PT11H10M29S</meta:editing-duration>
    <meta:editing-cycles>14</meta:editing-cycles>
    <meta:generator>LibreOffice/4.4.2.2$Windows_x86 LibreOffice_project/c4c7d32d0d49397cad38d62472b0bc8acff48dd6</meta:generator>
    <meta:document-statistic meta:table-count="0" meta:image-count="0" meta:object-count="0" meta:page-count="2" meta:paragraph-count="12" meta:word-count="567" meta:character-count="3762" meta:non-whitespace-character-count="3205"/>
  </office:meta>
</office:document-meta>
</file>